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PT Serif" svg:font-family="'PT Serif'" style:font-adornments="Általános"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cm" fo:margin-right="0.4cm" fo:text-indent="0cm" style:auto-text-indent="false" fo:background-color="transparent"/>
      <style:text-properties officeooo:rsid="0016bb87" officeooo:paragraph-rsid="0016bb87"/>
    </style:style>
    <style:style style:name="P2" style:family="paragraph" style:parent-style-name="Standard">
      <loext:graphic-properties draw:fill="none"/>
      <style:paragraph-properties fo:margin-left="0cm" fo:margin-right="0.4cm" fo:text-indent="0cm" style:auto-text-indent="false" fo:background-color="transparent"/>
      <style:text-properties style:font-name="Nimbus Sans L" fo:font-size="11pt" officeooo:rsid="0016bb87" officeooo:paragraph-rsid="0016bb87" style:font-size-asian="11pt" style:font-size-complex="11pt"/>
    </style:style>
    <style:style style:name="P3" style:family="paragraph" style:parent-style-name="Standard">
      <loext:graphic-properties draw:fill="none"/>
      <style:paragraph-properties fo:margin-left="0cm" fo:margin-right="0.4cm" fo:text-indent="0cm" style:auto-text-indent="false" fo:background-color="transparent"/>
      <style:text-properties style:font-name="Nimbus Sans L" fo:font-size="11pt" style:font-size-asian="11pt" style:font-size-complex="11pt"/>
    </style:style>
    <style:style style:name="P4" style:family="paragraph" style:parent-style-name="Text_20_body">
      <loext:graphic-properties draw:fill="none"/>
      <style:paragraph-properties fo:margin-left="0cm" fo:margin-right="0.4cm" fo:text-indent="0cm" style:auto-text-indent="false" fo:background-color="transparent"/>
      <style:text-properties style:font-name="Nimbus Sans L" fo:font-size="11pt" fo:language="en" fo:country="GB" officeooo:rsid="0016bb87" officeooo:paragraph-rsid="0016bb87" style:font-size-asian="11pt" style:font-size-complex="11pt"/>
    </style:style>
    <style:style style:name="P5" style:family="paragraph" style:parent-style-name="Standard">
      <loext:graphic-properties draw:fill="none"/>
      <style:paragraph-properties fo:margin-left="0cm" fo:margin-right="0.499cm" fo:text-indent="0cm" style:auto-text-indent="false" fo:background-color="transparent"/>
      <style:text-properties style:font-name="Nimbus Sans L" fo:font-size="11pt" fo:language="en" fo:country="GB" officeooo:rsid="0018b8bb" officeooo:paragraph-rsid="0018b8bb" style:font-size-asian="11pt" style:font-size-complex="11pt"/>
    </style:style>
    <style:style style:name="P6" style:family="paragraph" style:parent-style-name="Standard">
      <loext:graphic-properties draw:fill="none"/>
      <style:paragraph-properties fo:margin-left="0cm" fo:margin-right="0.499cm" fo:text-indent="0cm" style:auto-text-indent="false" fo:background-color="transparent"/>
      <style:text-properties style:font-name="Nimbus Sans L" fo:font-size="11pt" fo:language="en" fo:country="GB" officeooo:rsid="001bb35e" officeooo:paragraph-rsid="001bb35e" style:font-size-asian="11pt" style:font-size-complex="11pt"/>
    </style:style>
    <style:style style:name="P7" style:family="paragraph" style:parent-style-name="Text_20_body">
      <loext:graphic-properties draw:fill="none"/>
      <style:paragraph-properties fo:margin-left="0cm" fo:margin-right="0.499cm" fo:text-indent="0cm" style:auto-text-indent="false" fo:background-color="transparent"/>
      <style:text-properties style:font-name="Nimbus Sans L" fo:font-size="11pt" officeooo:paragraph-rsid="001986d4" style:font-size-asian="11pt" style:font-size-complex="11pt"/>
    </style:style>
    <style:style style:name="P8" style:family="paragraph" style:parent-style-name="Standard" style:master-page-name="">
      <loext:graphic-properties draw:fill="none"/>
      <style:paragraph-properties fo:margin-left="0cm" fo:margin-right="0.4cm" fo:text-indent="0cm" style:auto-text-indent="false" style:page-number="auto" fo:background-color="transparent"/>
      <style:text-properties style:font-name="Nimbus Sans L" fo:font-size="11pt" officeooo:rsid="0016bb87" officeooo:paragraph-rsid="0016bb87" style:font-size-asian="11pt" style:font-size-complex="11pt"/>
    </style:style>
    <style:style style:name="T1" style:family="text">
      <style:text-properties officeooo:rsid="001763dc"/>
    </style:style>
    <style:style style:name="T2" style:family="text">
      <style:text-properties officeooo:rsid="0018b8bb"/>
    </style:style>
    <style:style style:name="T3" style:family="text">
      <style:text-properties officeooo:rsid="001986d4"/>
    </style:style>
    <style:style style:name="T4" style:family="text">
      <style:text-properties fo:language="en" fo:country="GB" officeooo:rsid="0018b8bb"/>
    </style:style>
    <style:style style:name="T5" style:family="text">
      <style:text-properties fo:language="en" fo:country="GB" officeooo:rsid="001986d4"/>
    </style:style>
    <style:style style:name="T6" style:family="text">
      <style:text-properties fo:language="en" fo:country="GB" officeooo:rsid="001b51b3"/>
    </style:style>
    <style:style style:name="T7" style:family="text">
      <style:text-properties officeooo:rsid="0019e13b"/>
    </style:style>
    <style:style style:name="T8" style:family="text">
      <style:text-properties officeooo:rsid="001bb35e"/>
    </style:style>
    <style:style style:name="T9" style:family="text">
      <style:text-properties style:font-name="Nimbus Sans L" fo:font-size="11pt" style:font-size-asian="11pt" style:font-size-complex="11pt"/>
    </style:style>
    <style:style style:name="T10" style:family="text">
      <style:text-properties style:font-name="Nimbus Sans L" fo:font-size="11pt" officeooo:rsid="00184a73"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o Whom It May Concern,</text:p>
      <text:p text:style-name="P2"/>
      <text:p text:style-name="P4"><text:span text:style-name="T1">I am the Managing Director and Owner of Tomo Motor Parts Ltd. </text:span>Jan Hanson has worked at Tomo over <text:span text:style-name="T8">the</text:span> last year (September 2015 – September 2016) <text:span text:style-name="T2">in the capacity of software engineering intern, during his time here he has been responsible for the creation(from scratch) of an eBay management system, supporting the companies IT systems and liaising with external software contractors.</text:span></text:p>
      <text:p text:style-name="P7"><text:span text:style-name="T4">Jan’s work ethic has been exemplary and he has </text:span><text:span text:style-name="T5">shown great flexibility in adapting his</text:span><text:span text:style-name="T4"> </text:span><text:span text:style-name="T5">system</text:span><text:span text:style-name="T4"> to changes in </text:span><text:span text:style-name="T5">business needs promptly and effectively. Jan is </text:span>knowledgeable <text:span text:style-name="T3">in his field and always willing to give support and advice when it is needed</text:span><text:span text:style-name="T5">. He </text:span><text:span text:style-name="T6">has been a dependable employee and an asset to the IT team.</text:span></text:p>
      <text:p text:style-name="P5">Jan <text:span text:style-name="T7">has been a great benefit to the company and</text:span> <text:span text:style-name="T7">will</text:span> be difficult to replace. I wish him <text:span text:style-name="T7">the best of</text:span> luck wherever he goes.</text:p>
      <text:p text:style-name="P5"/>
      <text:p text:style-name="P6">Please dont hesitate to contact me if I can be of further assistance.</text:p>
      <text:p text:style-name="P3"/>
      <text:p text:style-name="P2">Yours Sincerely</text:p>
      <text:p text:style-name="P2"/>
      <text:p text:style-name="P2"/>
      <text:p text:style-name="P2"/>
      <text:p text:style-name="P2"/>
      <text:p text:style-name="P2"/>
      <text:p text:style-name="P2"/>
      <text:p text:style-name="P2"/>
      <text:p text:style-name="P2">Darren Perkins</text:p>
      <text:p text:style-name="P2">(Managing Director)</text:p>
      <text:p text:style-name="P1"><text:a xlink:type="simple" xlink:href="mailto:darren@tomoparts.co.uk" text:style-name="Internet_20_link" text:visited-style-name="Visited_20_Internet_20_Link"><text:span text:style-name="T10">d</text:span></text:a><text:a xlink:type="simple" xlink:href="mailto:darren@tomoparts.co.uk" text:style-name="Internet_20_link" text:visited-style-name="Visited_20_Internet_20_Link"><text:span text:style-name="T9">arren@tomoparts.co.uk</text:span></text:a></text:p>
      <text:p text:style-name="P2">01895 424 1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PT Serif" svg:font-family="'PT Serif'" style:font-adornments="Általános"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text-properties style:font-name="PT Serif" fo:font-family="'PT Serif'" style:font-style-name="Általános" style:font-family-generic="roman" style:font-pitch="variable" style:font-size-asian="10.5pt"/>
    </style:style>
    <style:style style:name="Header" style:family="paragraph" style:parent-style-name="Standard" style:class="extra">
      <style:paragraph-properties text:number-lines="false" text:line-number="0">
        <style:tab-stops>
          <style:tab-stop style:position="6.957cm" style:type="center"/>
          <style:tab-stop style:position="13.915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ddress" style:family="paragraph" style:parent-style-name="Standard" style:class="text">
      <style:paragraph-properties fo:margin-top="0cm" fo:margin-bottom="2cm" loext:contextual-spacing="false"/>
      <style:text-properties style:font-name="PT Serif" fo:font-family="'PT Serif'" style:font-style-name="Általános" style:font-family-generic="roman" style:font-pitch="variable" fo:font-size="11pt" officeooo:rsid="000e487e" style:font-size-asian="10pt" style:font-size-complex="10pt"/>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style:font-name="PT Serif" fo:font-family="'PT Serif'" style:font-style-name="Általános" style:font-family-generic="roman" style:font-pitch="variable" fo:font-size="11pt" officeooo:rsid="000c5d28" style:font-size-asian="10pt" style:font-size-complex="10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8.13cm" fo:margin-bottom="3.022cm" fo:margin-left="3.055cm" fo:margin-right="3.04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4:22:49.929435123</meta:creation-date>
    <dc:date>2016-04-27T16:00:23.003609062</dc:date>
    <meta:editing-duration>PT35M4S</meta:editing-duration>
    <meta:editing-cycles>4</meta:editing-cycles>
    <meta:generator>LibreOffice/5.1.0.3$Linux_X86_64 LibreOffice_project/10m0$Build-3</meta:generator>
    <meta:document-statistic meta:table-count="0" meta:image-count="0" meta:object-count="0" meta:page-count="1" meta:paragraph-count="10" meta:word-count="169" meta:character-count="991" meta:non-whitespace-character-count="831"/>
  </office:meta>
</office:document-meta>
</file>